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937" officeooo:paragraph-rsid="00088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gwt-debug-decryptedPasswordDiv"/>$UaNq4;dfTVBWFAcbHjDuUeVRufzrVIs</text:p>
      <text:p text:style-name="Standard"><text:bookmark text:name="gwt-debug-decryptedPasswordDiv1"/>Zko9mHI(KFLlZWyo.el;q.wzveet@GH2</text:p>
      <text:p text:style-name="P1">ssh-key:</text:p>
      <text:p text:style-name="P1">ssh-rsa AAAAB3NzaC1yc2EAAAABJQAAAQEAmkZahf7cikQ+uac7Plg3oOlp+zGRSgUP8WGheLLBhBenfItd8+452mxt1GMr3JW1KruYEKyz6vmDqBVEdsZXMeRee5Bw9YqakA42tPKEiskuK3NSxLAQHHIsrAZtB8jbOPyZvDMoukicirCrORr9Yktk1H9wRcI+DGamm1gN+3FpWEIvZF09tjcV8P2N1BIWBHd+RPEZAG5FhkwpXL2s67nVF49/IwFXhPJ+eGI0qLcaz8R+PWvFyLuXmLFj79xd71jn3XJvSs+b3TLAvQntja6y9ajR+xDiuuNsiPdsV/f0nWtIUVvNRhIVO0lq3tJRVmEwryu3btojgV80RaA8KQ== ec2-user@52.53.164.1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52:23.244562346</meta:creation-date>
    <dc:date>2018-10-22T14:41:52.847261084</dc:date>
    <meta:editing-duration>PT17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" meta:character-count="475" meta:non-whitespace-character-count="473"/>
  </office:meta>
</office:document-meta>
</file>